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6.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5cm" svg:height="8.981cm" svg:x="37.221cm" svg:y="0.398cm">
            <draw:object draw:notify-on-update-of-ranges="Feuille1.B1:Feuille1.B47 Feuille1.D1:Feuille1.D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81cm" svg:x="36.776cm" svg:y="10.124cm">
            <draw:object draw:notify-on-update-of-ranges="Feuille1.B1:Feuille1.B39 Feuille1.C1:Feuille1.C39 Feuille1.B1:Feuille1.B39 Feuille1.D1:Feuille1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2cm" svg:height="8.981cm" svg:x="0.412cm" svg:y="33.719cm">
            <draw:object draw:notify-on-update-of-ranges="Feuille1.B1:Feuille1.B47 Feuille1.F1:Feuille1.F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012cm" svg:height="8.981cm" svg:x="17.659cm" svg:y="33.639cm">
            <draw:object draw:notify-on-update-of-ranges="Feuille1.B1:Feuille1.B39 Feuille1.F1:Feuille1.F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85cm" svg:height="8.981cm" svg:x="1.208cm" svg:y="44.109cm">
            <draw:object draw:notify-on-update-of-ranges="Feuille1.B1:Feuille1.B47 Feuille1.H1:Feuille1.H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15.985cm" svg:height="9.008cm" svg:x="17.797cm" svg:y="44.348cm">
            <draw:object draw:notify-on-update-of-ranges="Feuille1.B49:Feuille1.B71 Feuille1.H49:Feuille1.H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85cm" svg:height="8.981cm" svg:x="0.714cm" svg:y="53.833cm">
            <draw:object draw:notify-on-update-of-ranges="Feuille1.B1:Feuille1.B47 Feuille1.J1:Feuille1.J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8.41cm" svg:y="53.804cm">
            <draw:object draw:notify-on-update-of-ranges="Feuille1.B49:Feuille1.B71 Feuille1.J49:Feuille1.J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013cm" svg:height="8.984cm" svg:x="1.263cm" svg:y="64.03cm">
            <draw:object draw:notify-on-update-of-ranges="Feuille1.B1:Feuille1.B1 Feuille1.B9:Feuille1.B9 Feuille1.B17:Feuille1.B17 Feuille1.B25:Feuille1.B25 Feuille1.L6:Feuille1.L6 Feuille1.L14:Feuille1.L14 Feuille1.L22:Feuille1.L22 Feuille1.L30:Feuille1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8.093cm" svg:y="63.632cm">
            <draw:object draw:notify-on-update-of-ranges="Feuille1.B33:Feuille1.B33 Feuille1.B41:Feuille1.B41 Feuille1.B49:Feuille1.B49 Feuille1.B57:Feuille1.B57 Feuille1.B65:Feuille1.B65 Feuille1.L38:Feuille1.L38 Feuille1.L46:Feuille1.L46 Feuille1.L54:Feuille1.L54 Feuille1.L62:Feuille1.L62 Feuille1.L70:Feuille1.L7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ille de q 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s rho 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Temps rAddingWalk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Temps Thread real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Temps Thread user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Nombre éléments ajoutés Thread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75" calcext:value-type="float">
            <text:p>0,175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08" calcext:value-type="float">
            <text:p>0,008</text:p>
          </table:table-cell>
          <table:table-cell/>
          <table:table-cell office:value-type="float" office:value="0.023" calcext:value-type="float">
            <text:p>0,02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57" calcext:value-type="float">
            <text:p>0,157</text:p>
          </table:table-cell>
          <table:table-cell/>
          <table:table-cell office:value-type="float" office:value="0.18" calcext:value-type="float">
            <text:p>0,18</text:p>
          </table:table-cell>
          <table:table-cell/>
          <table:table-cell office:value-type="float" office:value="0.024" calcext:value-type="float">
            <text:p>0,024</text:p>
          </table:table-cell>
          <table:table-cell/>
          <table:table-cell office:value-type="float" office:value="0.113" calcext:value-type="float">
            <text:p>0,11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72" calcext:value-type="float">
            <text:p>0,172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14" calcext:value-type="float">
            <text:p>0,014</text:p>
          </table:table-cell>
          <table:table-cell/>
          <table:table-cell office:value-type="float" office:value="0.047" calcext:value-type="float">
            <text:p>0,04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6" calcext:value-type="float">
            <text:p>0,16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14" calcext:value-type="float">
            <text:p>0,014</text:p>
          </table:table-cell>
          <table:table-cell/>
          <table:table-cell office:value-type="float" office:value="0.052" calcext:value-type="float">
            <text:p>0,052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5];[.D4];[.D3];[.D2];[.D1])" office:value-type="float" office:value="0.1646" calcext:value-type="float">
            <text:p>0,1646</text:p>
          </table:table-cell>
          <table:table-cell office:value-type="string" calcext:value-type="string">
            <text:p>Moyenne :</text:p>
          </table:table-cell>
          <table:table-cell table:formula="of:=AVERAGE(;[.F1];[.F2];[.F3];[.F4];[.F5])" office:value-type="float" office:value="0.1515" calcext:value-type="float">
            <text:p>0,1515</text:p>
          </table:table-cell>
          <table:table-cell office:value-type="string" calcext:value-type="string">
            <text:p>Moyenne :</text:p>
          </table:table-cell>
          <table:table-cell table:formula="of:=AVERAGE([.H1];[.H2];[.H3];[.H4];[.H5])" office:value-type="float" office:value="0.0138" calcext:value-type="float">
            <text:p>0,0138</text:p>
          </table:table-cell>
          <table:table-cell office:value-type="string" calcext:value-type="string">
            <text:p>Moyenne :</text:p>
          </table:table-cell>
          <table:table-cell table:formula="of:=AVERAGE([.J1];[.J2];[.J3];[.J4];[.J5])" office:value-type="float" office:value="0.0534" calcext:value-type="float">
            <text:p>0,0534</text:p>
          </table:table-cell>
          <table:table-cell office:value-type="string" calcext:value-type="string">
            <text:p>Moyenne :</text:p>
          </table:table-cell>
          <table:table-cell table:formula="of:=AVERAGE([.L1];[.L2];[.L3];[.L4];[.L5]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1];[.D2];[.D3];[.D4];[.D5])" office:value-type="float" office:value="0.00826438140455775" calcext:value-type="float">
            <text:p>0,008264381404558</text:p>
          </table:table-cell>
          <table:table-cell office:value-type="string" calcext:value-type="string">
            <text:p>Écart type::</text:p>
          </table:table-cell>
          <table:table-cell table:formula="of:=STDEV([.F1];[.F2];[.F3];[.F4];[.F5])" office:value-type="float" office:value="0.00238746727726267" calcext:value-type="float">
            <text:p>0,002387467277263</text:p>
          </table:table-cell>
          <table:table-cell office:value-type="string" calcext:value-type="string">
            <text:p>Écart type:</text:p>
          </table:table-cell>
          <table:table-cell table:formula="of:=STDEV([.H1];[.H2];[.H3];[.H4];[.H5])" office:value-type="float" office:value="0.00634034699365894" calcext:value-type="float">
            <text:p>0,006340346993659</text:p>
          </table:table-cell>
          <table:table-cell office:value-type="string" calcext:value-type="string">
            <text:p>Écart type:</text:p>
          </table:table-cell>
          <table:table-cell table:formula="of:=STDEV([.J1];[.J2];[.J3];[.J4];[.J5])" office:value-type="float" office:value="0.0352746367805538" calcext:value-type="float">
            <text:p>0,035274636780554</text:p>
          </table:table-cell>
          <table:table-cell office:value-type="string" calcext:value-type="string">
            <text:p>Écart type:</text:p>
          </table:table-cell>
          <table:table-cell table:style-name="ce1" table:formula="of:=STDEV([.L1];[.L2];[.L3];[.L4];[.L5])" office:value-type="float" office:value="160.032809136127" calcext:value-type="float">
            <text:p>160,032809136127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97" calcext:value-type="float">
            <text:p>0,197</text:p>
          </table:table-cell>
          <table:table-cell/>
          <table:table-cell office:value-type="float" office:value="0.013" calcext:value-type="float">
            <text:p>0,013</text:p>
          </table:table-cell>
          <table:table-cell/>
          <table:table-cell office:value-type="float" office:value="0.053" calcext:value-type="float">
            <text:p>0,053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52" calcext:value-type="float">
            <text:p>0,152</text:p>
          </table:table-cell>
          <table:table-cell/>
          <table:table-cell office:value-type="float" office:value="0.186" calcext:value-type="float">
            <text:p>0,186</text:p>
          </table:table-cell>
          <table:table-cell/>
          <table:table-cell office:value-type="float" office:value="0.018" calcext:value-type="float">
            <text:p>0,018</text:p>
          </table:table-cell>
          <table:table-cell/>
          <table:table-cell office:value-type="float" office:value="0.085" calcext:value-type="float">
            <text:p>0,08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62" calcext:value-type="float">
            <text:p>0,162</text:p>
          </table:table-cell>
          <table:table-cell/>
          <table:table-cell office:value-type="float" office:value="0.182" calcext:value-type="float">
            <text:p>0,182</text:p>
          </table:table-cell>
          <table:table-cell/>
          <table:table-cell office:value-type="float" office:value="0.024" calcext:value-type="float">
            <text:p>0,024</text:p>
          </table:table-cell>
          <table:table-cell/>
          <table:table-cell office:value-type="float" office:value="0.129" calcext:value-type="float">
            <text:p>0,129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58" calcext:value-type="float">
            <text:p>0,158</text:p>
          </table:table-cell>
          <table:table-cell/>
          <table:table-cell office:value-type="float" office:value="0.188" calcext:value-type="float">
            <text:p>0,188</text:p>
          </table:table-cell>
          <table:table-cell/>
          <table:table-cell office:value-type="float" office:value="0.013" calcext:value-type="float">
            <text:p>0,013</text:p>
          </table:table-cell>
          <table:table-cell/>
          <table:table-cell office:value-type="float" office:value="0.045" calcext:value-type="float">
            <text:p>0,045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154" calcext:value-type="float">
            <text:p>0,154</text:p>
          </table:table-cell>
          <table:table-cell/>
          <table:table-cell office:value-type="float" office:value="0.199" calcext:value-type="float">
            <text:p>0,199</text:p>
          </table:table-cell>
          <table:table-cell/>
          <table:table-cell office:value-type="float" office:value="0.031" calcext:value-type="float">
            <text:p>0,031</text:p>
          </table:table-cell>
          <table:table-cell/>
          <table:table-cell office:value-type="float" office:value="0.155" calcext:value-type="float">
            <text:p>0,155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9];[.D10];[.D11];[.D12];[.D13])" office:value-type="float" office:value="0.1582" calcext:value-type="float">
            <text:p>0,1582</text:p>
          </table:table-cell>
          <table:table-cell office:value-type="string" calcext:value-type="string">
            <text:p>Moyenne :</text:p>
          </table:table-cell>
          <table:table-cell table:formula="of:=AVERAGE([.F9];[.F10];[.F11];[.F12];[.F13])" office:value-type="float" office:value="0.1904" calcext:value-type="float">
            <text:p>0,1904</text:p>
          </table:table-cell>
          <table:table-cell office:value-type="string" calcext:value-type="string">
            <text:p>Moyenne :</text:p>
          </table:table-cell>
          <table:table-cell table:formula="of:=AVERAGE([.H9];[.H10];[.H11];[.H12];[.H13])" office:value-type="float" office:value="0.0198" calcext:value-type="float">
            <text:p>0,0198</text:p>
          </table:table-cell>
          <table:table-cell office:value-type="string" calcext:value-type="string">
            <text:p>Moyenne :</text:p>
          </table:table-cell>
          <table:table-cell table:formula="of:=AVERAGE([.J9];[.J10];[.J11];[.J12];[.J13])" office:value-type="float" office:value="0.0934" calcext:value-type="float">
            <text:p>0,0934</text:p>
          </table:table-cell>
          <table:table-cell office:value-type="string" calcext:value-type="string">
            <text:p>Moyenne :</text:p>
          </table:table-cell>
          <table:table-cell table:formula="of:=AVERAGE([.L9];[.L10];[.L11];[.L12];[.L13])" office:value-type="float" office:value="455" calcext:value-type="float">
            <text:p>45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9:.D13])" office:value-type="float" office:value="0.00540370243444252" calcext:value-type="float">
            <text:p>0,005403702434443</text:p>
          </table:table-cell>
          <table:table-cell office:value-type="string" calcext:value-type="string">
            <text:p>Écart type::</text:p>
          </table:table-cell>
          <table:table-cell table:formula="of:=STDEV([.F9];[.F10];[.F11];[.F12];[.F13])" office:value-type="float" office:value="0.0073006848993776" calcext:value-type="float">
            <text:p>0,007300684899378</text:p>
          </table:table-cell>
          <table:table-cell office:value-type="string" calcext:value-type="string">
            <text:p>Écart type:</text:p>
          </table:table-cell>
          <table:table-cell table:formula="of:=STDEV([.H9];[.H10];[.H11];[.H12];[.H13])" office:value-type="float" office:value="0.00772657750883274" calcext:value-type="float">
            <text:p>0,007726577508833</text:p>
          </table:table-cell>
          <table:table-cell office:value-type="string" calcext:value-type="string">
            <text:p>Écart type:</text:p>
          </table:table-cell>
          <table:table-cell table:formula="of:=STDEV([.J9];[.J10];[.J11];[.J12];[.J13])" office:value-type="float" office:value="0.0477158254670293" calcext:value-type="float">
            <text:p>0,047715825467029</text:p>
          </table:table-cell>
          <table:table-cell office:value-type="string" calcext:value-type="string">
            <text:p>Écart type:</text:p>
          </table:table-cell>
          <table:table-cell table:formula="of:=STDEV([.L9];[.L10];[.L11];[.L12];[.L13])" office:value-type="float" office:value="193.623345699841" calcext:value-type="float">
            <text:p>193,623345699841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64" calcext:value-type="float">
            <text:p>0,64</text:p>
          </table:table-cell>
          <table:table-cell/>
          <table:table-cell office:value-type="float" office:value="0.745" calcext:value-type="float">
            <text:p>0,745</text:p>
          </table:table-cell>
          <table:table-cell/>
          <table:table-cell office:value-type="float" office:value="0.046" calcext:value-type="float">
            <text:p>0,046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17" calcext:value-type="float">
            <text:p>0,617</text:p>
          </table:table-cell>
          <table:table-cell/>
          <table:table-cell office:value-type="float" office:value="0.746" calcext:value-type="float">
            <text:p>0,746</text:p>
          </table:table-cell>
          <table:table-cell/>
          <table:table-cell office:value-type="float" office:value="0.061" calcext:value-type="float">
            <text:p>0,061</text:p>
          </table:table-cell>
          <table:table-cell/>
          <table:table-cell office:value-type="float" office:value="0.37" calcext:value-type="float">
            <text:p>0,37</text:p>
          </table:table-cell>
          <table:table-cell/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27" calcext:value-type="float">
            <text:p>0,627</text:p>
          </table:table-cell>
          <table:table-cell/>
          <table:table-cell office:value-type="float" office:value="0.765" calcext:value-type="float">
            <text:p>0,765</text:p>
          </table:table-cell>
          <table:table-cell/>
          <table:table-cell office:value-type="float" office:value="0.085" calcext:value-type="float">
            <text:p>0,085</text:p>
          </table:table-cell>
          <table:table-cell/>
          <table:table-cell office:value-type="float" office:value="0.54" calcext:value-type="float">
            <text:p>0,54</text:p>
          </table:table-cell>
          <table:table-cell/>
          <table:table-cell office:value-type="float" office:value="2910" calcext:value-type="float">
            <text:p>29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3" calcext:value-type="float">
            <text:p>0,63</text:p>
          </table:table-cell>
          <table:table-cell/>
          <table:table-cell office:value-type="float" office:value="0.743" calcext:value-type="float">
            <text:p>0,743</text:p>
          </table:table-cell>
          <table:table-cell/>
          <table:table-cell office:value-type="float" office:value="0.126" calcext:value-type="float">
            <text:p>0,126</text:p>
          </table:table-cell>
          <table:table-cell/>
          <table:table-cell office:value-type="float" office:value="0.885" calcext:value-type="float">
            <text:p>0,885</text:p>
          </table:table-cell>
          <table:table-cell/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36" calcext:value-type="float">
            <text:p>0,636</text:p>
          </table:table-cell>
          <table:table-cell/>
          <table:table-cell office:value-type="float" office:value="0.804" calcext:value-type="float">
            <text:p>0,804</text:p>
          </table:table-cell>
          <table:table-cell/>
          <table:table-cell office:value-type="float" office:value="0.128" calcext:value-type="float">
            <text:p>0,128</text:p>
          </table:table-cell>
          <table:table-cell/>
          <table:table-cell office:value-type="float" office:value="0.826" calcext:value-type="float">
            <text:p>0,826</text:p>
          </table:table-cell>
          <table:table-cell/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17:.D21])" office:value-type="float" office:value="0.63" calcext:value-type="float">
            <text:p>0,63</text:p>
          </table:table-cell>
          <table:table-cell office:value-type="string" calcext:value-type="string">
            <text:p>Moyenne :</text:p>
          </table:table-cell>
          <table:table-cell table:formula="of:=AVERAGE([.F17];[.F18];[.F19];[.F20];[.F21])" office:value-type="float" office:value="0.7606" calcext:value-type="float">
            <text:p>0,7606</text:p>
          </table:table-cell>
          <table:table-cell office:value-type="string" calcext:value-type="string">
            <text:p>Moyenne :</text:p>
          </table:table-cell>
          <table:table-cell table:formula="of:=AVERAGE([.H21];[.H20];[.H19];[.H18];[.H17])" office:value-type="float" office:value="0.0892" calcext:value-type="float">
            <text:p>0,0892</text:p>
          </table:table-cell>
          <table:table-cell office:value-type="string" calcext:value-type="string">
            <text:p>Moyenne :</text:p>
          </table:table-cell>
          <table:table-cell table:formula="of:=AVERAGE([.J17];[.J18];[.J19];[.J20];[.J21])" office:value-type="float" office:value="0.5746" calcext:value-type="float">
            <text:p>0,5746</text:p>
          </table:table-cell>
          <table:table-cell office:value-type="string" calcext:value-type="string">
            <text:p>Moyenne :</text:p>
          </table:table-cell>
          <table:table-cell table:formula="of:=AVERAGE([.L17];[.L18];[.L19];[.L20];[.L21])" office:value-type="float" office:value="2816.4" calcext:value-type="float">
            <text:p>2816,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17];[.D18];[.D19];[.D20];[.D21])" office:value-type="float" office:value="0.00886002257333468" calcext:value-type="float">
            <text:p>0,008860022573335</text:p>
          </table:table-cell>
          <table:table-cell office:value-type="string" calcext:value-type="string">
            <text:p>Écart type::</text:p>
          </table:table-cell>
          <table:table-cell table:formula="of:=STDEV([.F17];[.F18];[.F19];[.F20];[.F21])" office:value-type="float" office:value="0.0258321505105557" calcext:value-type="float">
            <text:p>0,025832150510556</text:p>
          </table:table-cell>
          <table:table-cell office:value-type="string" calcext:value-type="string">
            <text:p>Écart type:</text:p>
          </table:table-cell>
          <table:table-cell table:formula="of:=STDEV([.H17];[.H18];[.H19];[.H20];[.H21])" office:value-type="float" office:value="0.0372115573444595" calcext:value-type="float">
            <text:p>0,03721155734446</text:p>
          </table:table-cell>
          <table:table-cell office:value-type="string" calcext:value-type="string">
            <text:p>Écart type:</text:p>
          </table:table-cell>
          <table:table-cell table:formula="of:=STDEV([.J17];[.J18];[.J19];[.J20];[.J21])" office:value-type="float" office:value="0.276893120174554" calcext:value-type="float">
            <text:p>0,276893120174554</text:p>
          </table:table-cell>
          <table:table-cell office:value-type="string" calcext:value-type="string">
            <text:p>Écart type:</text:p>
          </table:table-cell>
          <table:table-cell table:formula="of:=STDEV([.L17];[.L18];[.L19];[.L20];[.L21])" office:value-type="float" office:value="1255.42295661661" calcext:value-type="float">
            <text:p>1255,42295661661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.964" calcext:value-type="float">
            <text:p>1,964</text:p>
          </table:table-cell>
          <table:table-cell/>
          <table:table-cell office:value-type="float" office:value="3.142" calcext:value-type="float">
            <text:p>3,142</text:p>
          </table:table-cell>
          <table:table-cell/>
          <table:table-cell office:value-type="float" office:value="0.437" calcext:value-type="float">
            <text:p>0,437</text:p>
          </table:table-cell>
          <table:table-cell/>
          <table:table-cell office:value-type="float" office:value="3.04" calcext:value-type="float">
            <text:p>3,04</text:p>
          </table:table-cell>
          <table:table-cell/>
          <table:table-cell office:value-type="float" office:value="19001" calcext:value-type="float">
            <text:p>1900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981" calcext:value-type="float">
            <text:p>1,981</text:p>
          </table:table-cell>
          <table:table-cell/>
          <table:table-cell office:value-type="float" office:value="3.129" calcext:value-type="float">
            <text:p>3,129</text:p>
          </table:table-cell>
          <table:table-cell/>
          <table:table-cell office:value-type="float" office:value="0.517" calcext:value-type="float">
            <text:p>0,517</text:p>
          </table:table-cell>
          <table:table-cell/>
          <table:table-cell office:value-type="float" office:value="3.716" calcext:value-type="float">
            <text:p>3,716</text:p>
          </table:table-cell>
          <table:table-cell/>
          <table:table-cell office:value-type="float" office:value="23036" calcext:value-type="float">
            <text:p>2303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958" calcext:value-type="float">
            <text:p>1,958</text:p>
          </table:table-cell>
          <table:table-cell/>
          <table:table-cell office:value-type="float" office:value="3.033" calcext:value-type="float">
            <text:p>3,033</text:p>
          </table:table-cell>
          <table:table-cell/>
          <table:table-cell office:value-type="float" office:value="0.332" calcext:value-type="float">
            <text:p>0,332</text:p>
          </table:table-cell>
          <table:table-cell/>
          <table:table-cell office:value-type="float" office:value="2.331" calcext:value-type="float">
            <text:p>2,331</text:p>
          </table:table-cell>
          <table:table-cell/>
          <table:table-cell office:value-type="float" office:value="14456" calcext:value-type="float">
            <text:p>1445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948" calcext:value-type="float">
            <text:p>1,948</text:p>
          </table:table-cell>
          <table:table-cell/>
          <table:table-cell office:value-type="float" office:value="3.058" calcext:value-type="float">
            <text:p>3,058</text:p>
          </table:table-cell>
          <table:table-cell/>
          <table:table-cell office:value-type="float" office:value="0.609" calcext:value-type="float">
            <text:p>0,609</text:p>
          </table:table-cell>
          <table:table-cell/>
          <table:table-cell office:value-type="float" office:value="4.346" calcext:value-type="float">
            <text:p>4,346</text:p>
          </table:table-cell>
          <table:table-cell/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952" calcext:value-type="float">
            <text:p>1,952</text:p>
          </table:table-cell>
          <table:table-cell/>
          <table:table-cell office:value-type="float" office:value="3.052" calcext:value-type="float">
            <text:p>3,052</text:p>
          </table:table-cell>
          <table:table-cell/>
          <table:table-cell office:value-type="float" office:value="0.215" calcext:value-type="float">
            <text:p>0,215</text:p>
          </table:table-cell>
          <table:table-cell/>
          <table:table-cell office:value-type="float" office:value="1.564" calcext:value-type="float">
            <text:p>1,564</text:p>
          </table:table-cell>
          <table:table-cell/>
          <table:table-cell office:value-type="float" office:value="9635" calcext:value-type="float">
            <text:p>963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25];[.D26];[.D27];[.D28];[.D29])" office:value-type="float" office:value="1.9606" calcext:value-type="float">
            <text:p>1,9606</text:p>
          </table:table-cell>
          <table:table-cell office:value-type="string" calcext:value-type="string">
            <text:p>Moyenne :</text:p>
          </table:table-cell>
          <table:table-cell table:formula="of:=AVERAGE([.F25];[.F26];[.F27];[.F28];[.F29])" office:value-type="float" office:value="3.0828" calcext:value-type="float">
            <text:p>3,0828</text:p>
          </table:table-cell>
          <table:table-cell office:value-type="string" calcext:value-type="string">
            <text:p>Moyenne :</text:p>
          </table:table-cell>
          <table:table-cell table:formula="of:=AVERAGE([.H25];[.H26];[.H27:.H28];[.H29])" office:value-type="float" office:value="0.422" calcext:value-type="float">
            <text:p>0,422</text:p>
          </table:table-cell>
          <table:table-cell office:value-type="string" calcext:value-type="string">
            <text:p>Moyenne :</text:p>
          </table:table-cell>
          <table:table-cell table:formula="of:=AVERAGE([.J25];[.J26];[.J27];[.J28];[.J29])" office:value-type="float" office:value="2.9994" calcext:value-type="float">
            <text:p>2,9994</text:p>
          </table:table-cell>
          <table:table-cell office:value-type="string" calcext:value-type="string">
            <text:p>Moyenne :</text:p>
          </table:table-cell>
          <table:table-cell table:formula="of:=AVERAGE([.L25];[.L26];[.L27];[.L28];[.L29])" office:value-type="float" office:value="18623" calcext:value-type="float">
            <text:p>1862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25];[.D26];[.D27];[.D28];[.D29])" office:value-type="float" office:value="0.0129151074327704" calcext:value-type="float">
            <text:p>0,01291510743277</text:p>
          </table:table-cell>
          <table:table-cell office:value-type="string" calcext:value-type="string">
            <text:p>Écart type:</text:p>
          </table:table-cell>
          <table:table-cell table:formula="of:=STDEV([.F25];[.F26];[.F27];[.F28];[.F29])" office:value-type="float" office:value="0.0492006097523191" calcext:value-type="float">
            <text:p>0,049200609752319</text:p>
          </table:table-cell>
          <table:table-cell office:value-type="string" calcext:value-type="string">
            <text:p>Écart type:</text:p>
          </table:table-cell>
          <table:table-cell table:formula="of:=STDEV([.H25];[.H26];[.H27];[.H28];[.H29])" office:value-type="float" office:value="0.154246555877271" calcext:value-type="float">
            <text:p>0,154246555877271</text:p>
          </table:table-cell>
          <table:table-cell office:value-type="string" calcext:value-type="string">
            <text:p>Écart type:</text:p>
          </table:table-cell>
          <table:table-cell table:formula="of:=STDEV([.J25];[.J26];[.J27];[.J28];[.J29])" office:value-type="float" office:value="1.09950297862261" calcext:value-type="float">
            <text:p>1,09950297862261</text:p>
          </table:table-cell>
          <table:table-cell office:value-type="string" calcext:value-type="string">
            <text:p>Écart type:</text:p>
          </table:table-cell>
          <table:table-cell table:formula="of:=STDEV([.L25];[.L27];[.L26];[.L28];[.L29])" office:value-type="float" office:value="6850.58358827918" calcext:value-type="float">
            <text:p>6850,58358827918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.612" calcext:value-type="float">
            <text:p>2,612</text:p>
          </table:table-cell>
          <table:table-cell/>
          <table:table-cell office:value-type="float" office:value="8.838" calcext:value-type="float">
            <text:p>8,838</text:p>
          </table:table-cell>
          <table:table-cell/>
          <table:table-cell office:value-type="float" office:value="2.863" calcext:value-type="float">
            <text:p>2,863</text:p>
          </table:table-cell>
          <table:table-cell/>
          <table:table-cell office:value-type="float" office:value="19.52" calcext:value-type="float">
            <text:p>19,52</text:p>
          </table:table-cell>
          <table:table-cell/>
          <table:table-cell office:value-type="float" office:value="113572" calcext:value-type="float">
            <text:p>11357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588" calcext:value-type="float">
            <text:p>2,588</text:p>
          </table:table-cell>
          <table:table-cell/>
          <table:table-cell office:value-type="float" office:value="8.804" calcext:value-type="float">
            <text:p>8,804</text:p>
          </table:table-cell>
          <table:table-cell/>
          <table:table-cell office:value-type="float" office:value="1.236" calcext:value-type="float">
            <text:p>1,236</text:p>
          </table:table-cell>
          <table:table-cell/>
          <table:table-cell office:value-type="float" office:value="8.71" calcext:value-type="float">
            <text:p>8,71</text:p>
          </table:table-cell>
          <table:table-cell/>
          <table:table-cell office:value-type="float" office:value="50732" calcext:value-type="float">
            <text:p>5073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601" calcext:value-type="float">
            <text:p>2,601</text:p>
          </table:table-cell>
          <table:table-cell/>
          <table:table-cell office:value-type="float" office:value="8.834" calcext:value-type="float">
            <text:p>8,834</text:p>
          </table:table-cell>
          <table:table-cell/>
          <table:table-cell office:value-type="float" office:value="2.909" calcext:value-type="float">
            <text:p>2,909</text:p>
          </table:table-cell>
          <table:table-cell/>
          <table:table-cell office:value-type="float" office:value="19.71" calcext:value-type="float">
            <text:p>19,71</text:p>
          </table:table-cell>
          <table:table-cell/>
          <table:table-cell office:value-type="float" office:value="113720" calcext:value-type="float">
            <text:p>11372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69" calcext:value-type="float">
            <text:p>2,69</text:p>
          </table:table-cell>
          <table:table-cell/>
          <table:table-cell office:value-type="float" office:value="8.965" calcext:value-type="float">
            <text:p>8,965</text:p>
          </table:table-cell>
          <table:table-cell/>
          <table:table-cell office:value-type="float" office:value="0.127" calcext:value-type="float">
            <text:p>0,127</text:p>
          </table:table-cell>
          <table:table-cell/>
          <table:table-cell office:value-type="float" office:value="0.862" calcext:value-type="float">
            <text:p>0,862</text:p>
          </table:table-cell>
          <table:table-cell/>
          <table:table-cell office:value-type="float" office:value="5047" calcext:value-type="float">
            <text:p>504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684" calcext:value-type="float">
            <text:p>2,684</text:p>
          </table:table-cell>
          <table:table-cell/>
          <table:table-cell office:value-type="float" office:value="8.831" calcext:value-type="float">
            <text:p>8,831</text:p>
          </table:table-cell>
          <table:table-cell/>
          <table:table-cell office:value-type="float" office:value="1.043" calcext:value-type="float">
            <text:p>1,043</text:p>
          </table:table-cell>
          <table:table-cell/>
          <table:table-cell office:value-type="float" office:value="7.016" calcext:value-type="float">
            <text:p>7,016</text:p>
          </table:table-cell>
          <table:table-cell/>
          <table:table-cell office:value-type="float" office:value="41130" calcext:value-type="float">
            <text:p>4113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33];[.D34];[.D35];[.D36];[.D37])" office:value-type="float" office:value="2.635" calcext:value-type="float">
            <text:p>2,635</text:p>
          </table:table-cell>
          <table:table-cell office:value-type="string" calcext:value-type="string">
            <text:p>Moyenne :</text:p>
          </table:table-cell>
          <table:table-cell table:formula="of:=AVERAGE([.F33];[.F34];[.F35];[.F36];[.F37])" office:value-type="float" office:value="8.8544" calcext:value-type="float">
            <text:p>8,8544</text:p>
          </table:table-cell>
          <table:table-cell office:value-type="string" calcext:value-type="string">
            <text:p>Moyenne :</text:p>
          </table:table-cell>
          <table:table-cell table:formula="of:=AVERAGE([.H33];[.H34];[.H35];[.H36];[.H37])" office:value-type="float" office:value="1.6356" calcext:value-type="float">
            <text:p>1,6356</text:p>
          </table:table-cell>
          <table:table-cell office:value-type="string" calcext:value-type="string">
            <text:p>Moyenne :</text:p>
          </table:table-cell>
          <table:table-cell table:formula="of:=AVERAGE([.J33];[.J34];[.J35];[.J36];[.J37])" office:value-type="float" office:value="11.1636" calcext:value-type="float">
            <text:p>11,1636</text:p>
          </table:table-cell>
          <table:table-cell office:value-type="string" calcext:value-type="string">
            <text:p>Moyenne :</text:p>
          </table:table-cell>
          <table:table-cell table:formula="of:=AVERAGE([.L33];[.L34];[.L35];[.L36];[.L37])" office:value-type="float" office:value="64840.2" calcext:value-type="float">
            <text:p>64840,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33];[.D34];[.D35];[.D36];[.D37])" office:value-type="float" office:value="0.0482700735445887" calcext:value-type="float">
            <text:p>0,048270073544589</text:p>
          </table:table-cell>
          <table:table-cell office:value-type="string" calcext:value-type="string">
            <text:p>Écart type::</text:p>
          </table:table-cell>
          <table:table-cell table:formula="of:=STDEV([.F33];[.F34];[.F35];[.F36];[.F37])" office:value-type="float" office:value="0.0632558297708599" calcext:value-type="float">
            <text:p>0,06325582977086</text:p>
          </table:table-cell>
          <table:table-cell office:value-type="string" calcext:value-type="string">
            <text:p>Écart type:</text:p>
          </table:table-cell>
          <table:table-cell table:style-name="ce1" table:formula="of:=STDEV([.H33];[.H34];[.H35];[.H36];[.H37])" office:value-type="float" office:value="1.21601677620007" calcext:value-type="float">
            <text:p>1,21601677620007</text:p>
          </table:table-cell>
          <table:table-cell office:value-type="string" calcext:value-type="string">
            <text:p>Écart type:</text:p>
          </table:table-cell>
          <table:table-cell table:formula="of:=STDEV([.J33];[.J34];[.J35];[.J36];[.J37])" office:value-type="float" office:value="8.24948597186516" calcext:value-type="float">
            <text:p>8,24948597186516</text:p>
          </table:table-cell>
          <table:table-cell office:value-type="string" calcext:value-type="string">
            <text:p>Écart type: </text:p>
          </table:table-cell>
          <table:table-cell table:formula="of:=STDEV([.L33];[.L34];[.L35];[.L36];[.L37])" office:value-type="float" office:value="47698.1782587134" calcext:value-type="float">
            <text:p>47698,1782587134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329.997" calcext:value-type="float">
            <text:p>329,997</text:p>
          </table:table-cell>
          <table:table-cell/>
          <table:table-cell office:value-type="float" office:value="691.34" calcext:value-type="float">
            <text:p>691,34</text:p>
          </table:table-cell>
          <table:table-cell/>
          <table:table-cell office:value-type="float" office:value="9.186" calcext:value-type="float">
            <text:p>9,186</text:p>
          </table:table-cell>
          <table:table-cell/>
          <table:table-cell office:value-type="float" office:value="164.754" calcext:value-type="float">
            <text:p>164,754</text:p>
          </table:table-cell>
          <table:table-cell/>
          <table:table-cell office:value-type="float" office:value="765913" calcext:value-type="float">
            <text:p>7659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29.936" calcext:value-type="float">
            <text:p>329,936</text:p>
          </table:table-cell>
          <table:table-cell/>
          <table:table-cell office:value-type="float" office:value="490.95" calcext:value-type="float">
            <text:p>490,95</text:p>
          </table:table-cell>
          <table:table-cell/>
          <table:table-cell office:value-type="float" office:value="32.19" calcext:value-type="float">
            <text:p>32,19</text:p>
          </table:table-cell>
          <table:table-cell/>
          <table:table-cell office:value-type="float" office:value="479.041" calcext:value-type="float">
            <text:p>479,041</text:p>
          </table:table-cell>
          <table:table-cell/>
          <table:table-cell office:value-type="float" office:value="2583981" calcext:value-type="float">
            <text:p>258398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28.616" calcext:value-type="float">
            <text:p>328,616</text:p>
          </table:table-cell>
          <table:table-cell/>
          <table:table-cell office:value-type="float" office:value="338.991" calcext:value-type="float">
            <text:p>338,991</text:p>
          </table:table-cell>
          <table:table-cell/>
          <table:table-cell office:value-type="float" office:value="8.68" calcext:value-type="float">
            <text:p>8,68</text:p>
          </table:table-cell>
          <table:table-cell/>
          <table:table-cell office:value-type="float" office:value="154.886" calcext:value-type="float">
            <text:p>154,886</text:p>
          </table:table-cell>
          <table:table-cell/>
          <table:table-cell office:value-type="float" office:value="719448" calcext:value-type="float">
            <text:p>71944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28.799" calcext:value-type="float">
            <text:p>328,799</text:p>
          </table:table-cell>
          <table:table-cell/>
          <table:table-cell office:value-type="float" office:value="97.196" calcext:value-type="float">
            <text:p>97,196</text:p>
          </table:table-cell>
          <table:table-cell/>
          <table:table-cell office:value-type="float" office:value="24.69" calcext:value-type="float">
            <text:p>24,69</text:p>
          </table:table-cell>
          <table:table-cell/>
          <table:table-cell office:value-type="float" office:value="441.375" calcext:value-type="float">
            <text:p>441,375</text:p>
          </table:table-cell>
          <table:table-cell/>
          <table:table-cell office:value-type="float" office:value="2017318" calcext:value-type="float">
            <text:p>201731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30.082" calcext:value-type="float">
            <text:p>330,082</text:p>
          </table:table-cell>
          <table:table-cell/>
          <table:table-cell office:value-type="float" office:value="40.796" calcext:value-type="float">
            <text:p>40,796</text:p>
          </table:table-cell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303.835" calcext:value-type="float">
            <text:p>303,835</text:p>
          </table:table-cell>
          <table:table-cell/>
          <table:table-cell office:value-type="float" office:value="1403426" calcext:value-type="float">
            <text:p>14034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41];[.D42];[.D43];[.D45];[.D44])" office:value-type="float" office:value="329.486" calcext:value-type="float">
            <text:p>329,486</text:p>
          </table:table-cell>
          <table:table-cell office:value-type="string" calcext:value-type="string">
            <text:p>Moyenne :</text:p>
          </table:table-cell>
          <table:table-cell table:formula="of:=AVERAGE([.F41];[.F42];[.F43];[.F44];[.F45])" office:value-type="float" office:value="331.8546" calcext:value-type="float">
            <text:p>331,8546</text:p>
          </table:table-cell>
          <table:table-cell office:value-type="string" calcext:value-type="string">
            <text:p>Moyenne :</text:p>
          </table:table-cell>
          <table:table-cell table:formula="of:=AVERAGE([.H41];[.H42];[.H43];[.H44];[.H45])" office:value-type="float" office:value="18.3452" calcext:value-type="float">
            <text:p>18,3452</text:p>
          </table:table-cell>
          <table:table-cell office:value-type="string" calcext:value-type="string">
            <text:p>Moyenne :</text:p>
          </table:table-cell>
          <table:table-cell table:formula="of:=AVERAGE([.J41];[.J42];[.J43];[.J44];[.J45])" office:value-type="float" office:value="308.7782" calcext:value-type="float">
            <text:p>308,7782</text:p>
          </table:table-cell>
          <table:table-cell office:value-type="string" calcext:value-type="string">
            <text:p>Moyenne :</text:p>
          </table:table-cell>
          <table:table-cell table:formula="of:=AVERAGE([.L41];[.L42];[.L43];[.L44];[.L45])" office:value-type="float" office:value="1498017.2" calcext:value-type="float">
            <text:p>1498017,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Écart type:</text:p>
          </table:table-cell>
          <table:table-cell table:formula="of:=STDEV([.D41];[.D42];[.D43];[.D44];[.D45];[.D46])" office:value-type="float" office:value="0.639954060851253" calcext:value-type="float">
            <text:p>0,639954060851253</text:p>
          </table:table-cell>
          <table:table-cell office:value-type="string" calcext:value-type="string">
            <text:p>Écart type:</text:p>
          </table:table-cell>
          <table:table-cell table:formula="of:=STDEV([.F41];[.F42];[.F43];[.F44];[.F45])" office:value-type="float" office:value="271.280203160496" calcext:value-type="float">
            <text:p>271,280203160496</text:p>
          </table:table-cell>
          <table:table-cell office:value-type="string" calcext:value-type="string">
            <text:p>Écart type:</text:p>
          </table:table-cell>
          <table:table-cell table:formula="of:=STDEV([.H41];[.H42];[.H43];[.H44];[.H45])" office:value-type="float" office:value="10.1378718279528" calcext:value-type="float">
            <text:p>10,1378718279528</text:p>
          </table:table-cell>
          <table:table-cell office:value-type="string" calcext:value-type="string">
            <text:p>Écart type:</text:p>
          </table:table-cell>
          <table:table-cell table:formula="of:=STDEV([.J41];[.J42];[.J43];[.J44];[.J45])" office:value-type="float" office:value="150.848887190791" calcext:value-type="float">
            <text:p>150,848887190791</text:p>
          </table:table-cell>
          <table:table-cell office:value-type="string" calcext:value-type="string">
            <text:p>Écart type:</text:p>
          </table:table-cell>
          <table:table-cell table:formula="of:=STDEV([.L41];[.L42];[.L43];[.L44];[.L45])" office:value-type="float" office:value="806238.914614458" calcext:value-type="float">
            <text:p>806238,914614458</text:p>
          </table:table-cell>
          <table:table-cell table:number-columns-repeated="3"/>
        </table:table-row>
        <table:table-row table:style-name="ro2">
          <table:table-cell table:number-columns-repeated="13"/>
          <table:table-cell office:value-type="float" office:value="0.00826438140455775" calcext:value-type="float">
            <text:p>0,00826438140455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457402" calcext:value-type="float">
            <text:p>7457402</text:p>
          </table:table-cell>
          <table:table-cell/>
          <table:table-cell office:value-type="float" office:value="0.00540370243444252" calcext:value-type="float">
            <text:p>0,0054037024344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7465100" calcext:value-type="float">
            <text:p>7465100</text:p>
          </table:table-cell>
          <table:table-cell/>
          <table:table-cell office:value-type="float" office:value="0.00886002257333468" calcext:value-type="float">
            <text:p>0,00886002257333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499335" calcext:value-type="float">
            <text:p>3499335</text:p>
          </table:table-cell>
          <table:table-cell/>
          <table:table-cell office:value-type="float" office:value="0.0129151074327704" calcext:value-type="float">
            <text:p>0,0129151074327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5570345" calcext:value-type="float">
            <text:p>15570345</text:p>
          </table:table-cell>
          <table:table-cell/>
          <table:table-cell office:value-type="float" office:value="0.0482700735445887" calcext:value-type="float">
            <text:p>0,04827007354458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6484849" calcext:value-type="float">
            <text:p>26484849</text:p>
          </table:table-cell>
          <table:table-cell/>
          <table:table-cell office:value-type="float" office:value="0.639954060851253" calcext:value-type="float">
            <text:p>0,63995406085125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oyenne :</text:p>
          </table:table-cell>
          <table:table-cell table:formula="of:=AVERAGE([.H49];[.H50];[.H51];[.H52];[.H53])" office:value-type="float" office:value="3.2" calcext:value-type="float">
            <text:p>3,2</text:p>
          </table:table-cell>
          <table:table-cell office:value-type="string" calcext:value-type="string">
            <text:p>Moyenne :</text:p>
          </table:table-cell>
          <table:table-cell table:formula="of:=AVERAGE([.J49];[.J50];[.J51];[.J52];[.J53])" office:value-type="float" office:value="52.4" calcext:value-type="float">
            <text:p>52,4</text:p>
          </table:table-cell>
          <table:table-cell office:value-type="string" calcext:value-type="string">
            <text:p>Moyenne :</text:p>
          </table:table-cell>
          <table:table-cell table:formula="of:=AVERAGE([.L49];[.L50];[.L51];[.L52];[.L53])" office:value-type="float" office:value="12095406.2" calcext:value-type="float">
            <text:p>12095406,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Écart type:</text:p>
          </table:table-cell>
          <table:table-cell table:formula="of:=STDEV([.H49];[.H50];[.H51];[.H52];[.H53])" office:value-type="float" office:value="2.38746727726266" calcext:value-type="float">
            <text:p>2,38746727726266</text:p>
          </table:table-cell>
          <table:table-cell office:value-type="string" calcext:value-type="string">
            <text:p>Écart type:</text:p>
          </table:table-cell>
          <table:table-cell table:formula="of:=STDEV([.J49];[.J50];[.J51];[.J52];[.J53])" office:value-type="float" office:value="40.5129608890785" calcext:value-type="float">
            <text:p>40,5129608890785</text:p>
          </table:table-cell>
          <table:table-cell office:value-type="string" calcext:value-type="string">
            <text:p>Écart type:</text:p>
          </table:table-cell>
          <table:table-cell table:formula="of:=STDEV([.L49];[.L50];[.L51];[.L52];[.L53])" office:value-type="float" office:value="9164803.90268475" calcext:value-type="float">
            <text:p>9164803,90268475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5519483" calcext:value-type="float">
            <text:p>25519483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0492511" calcext:value-type="float">
            <text:p>10492511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8600202" calcext:value-type="float">
            <text:p>8600202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724230" calcext:value-type="float">
            <text:p>2724230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725955" calcext:value-type="float">
            <text:p>6725955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oyenne :</text:p>
          </table:table-cell>
          <table:table-cell table:formula="of:=AVERAGE([.H57];[.H58];[.H59];[.H60];[.H61])" office:value-type="float" office:value="2.8" calcext:value-type="float">
            <text:p>2,8</text:p>
          </table:table-cell>
          <table:table-cell office:value-type="string" calcext:value-type="string">
            <text:p>Moyenne :</text:p>
          </table:table-cell>
          <table:table-cell table:formula="of:=AVERAGE([.J57];[.J58];[.J59];[.J60];[.J61])" office:value-type="float" office:value="47.4" calcext:value-type="float">
            <text:p>47,4</text:p>
          </table:table-cell>
          <table:table-cell office:value-type="string" calcext:value-type="string">
            <text:p>Moyenne :</text:p>
          </table:table-cell>
          <table:table-cell table:formula="of:=AVERAGE([.L57];[.L58];[.L59];[.L60];[.L61])" office:value-type="float" office:value="10812476.2" calcext:value-type="float">
            <text:p>10812476,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Écart type:</text:p>
          </table:table-cell>
          <table:table-cell table:formula="of:=STDEV([.H57];[.H58];[.H59];[.H60];[.H61])" office:value-type="float" office:value="1.92353840616713" calcext:value-type="float">
            <text:p>1,92353840616713</text:p>
          </table:table-cell>
          <table:table-cell office:value-type="string" calcext:value-type="string">
            <text:p>Écart type:</text:p>
          </table:table-cell>
          <table:table-cell table:formula="of:=STDEV([.J57];[.J58];[.J59];[.J60];[.J61])" office:value-type="float" office:value="37.7200212089018" calcext:value-type="float">
            <text:p>37,7200212089018</text:p>
          </table:table-cell>
          <table:table-cell office:value-type="string" calcext:value-type="string">
            <text:p>Écart type:</text:p>
          </table:table-cell>
          <table:table-cell table:formula="of:=STDEV([.L57];[.L58];[.L59];[.L60];[.L61])" office:value-type="float" office:value="8709362.28994848" calcext:value-type="float">
            <text:p>8709362,28994848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39144322" calcext:value-type="float">
            <text:p>39144322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52864818" calcext:value-type="float">
            <text:p>52864818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24" calcext:value-type="float">
            <text:p>24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9880438" calcext:value-type="float">
            <text:p>109880438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86262371" calcext:value-type="float">
            <text:p>86262371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float" office:value="103965142" calcext:value-type="float">
            <text:p>10396514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oyenne :</text:p>
          </table:table-cell>
          <table:table-cell table:formula="of:=AVERAGE([.H65];[.H66];[.H67];[.H68];[.H69])" office:value-type="float" office:value="17" calcext:value-type="float">
            <text:p>17</text:p>
          </table:table-cell>
          <table:table-cell office:value-type="string" calcext:value-type="string">
            <text:p>Moyenne :</text:p>
          </table:table-cell>
          <table:table-cell table:formula="of:=AVERAGE([.J66];[.J67];[.J68];[.J69];[.J65])" office:value-type="float" office:value="273.2" calcext:value-type="float">
            <text:p>273,2</text:p>
          </table:table-cell>
          <table:table-cell office:value-type="string" calcext:value-type="string">
            <text:p>Moyenne :</text:p>
          </table:table-cell>
          <table:table-cell table:formula="of:=AVERAGE([.L65];[.L66];[.L67];[.L68];[.L69])" office:value-type="float" office:value="78423418.2" calcext:value-type="float">
            <text:p>78423418,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Écart type:</text:p>
          </table:table-cell>
          <table:table-cell table:formula="of:=STDEV([.H65];[.H66];[.H67];[.H68];[.H70];[.H69])" office:value-type="float" office:value="6.41872261435249" calcext:value-type="float">
            <text:p>6,41872261435249</text:p>
          </table:table-cell>
          <table:table-cell office:value-type="string" calcext:value-type="string">
            <text:p>Écart type:</text:p>
          </table:table-cell>
          <table:table-cell table:formula="of:=STDEV([.J65];[.J66];[.J67];[.J68];[.J69])" office:value-type="float" office:value="105.916004456362" calcext:value-type="float">
            <text:p>105,916004456362</text:p>
          </table:table-cell>
          <table:table-cell office:value-type="string" calcext:value-type="string">
            <text:p>Écart type:</text:p>
          </table:table-cell>
          <table:table-cell table:formula="of:=STDEV([.L65];[.L66];[.L67];[.L68];[.L69])" office:value-type="float" office:value="31222837.6867238" calcext:value-type="float">
            <text:p>31222837,68672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0:32:02.67036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10T15:24:14.947344566</meta:creation-date>
    <dc:date>2022-05-12T16:02:32.254644322</dc:date>
    <meta:editing-duration>PT5H22M55S</meta:editing-duration>
    <meta:editing-cycles>22</meta:editing-cycles>
    <meta:generator>LibreOffice/7.0.4.2$Linux_X86_64 LibreOffice_project/00$Build-2</meta:generator>
    <meta:document-statistic meta:table-count="1" meta:cell-count="37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82cm" xlink:href=".." xlink:type="simple" chart:class="chart:scatter" chart:style-name="ch1">
        <chart:title svg:x="6.677cm" svg:y="0.262cm" chart:style-name="ch2">
          <text:p>Courbe Rho</text:p>
        </chart:title>
        <chart:plot-area chart:style-name="ch3" table:cell-range-address="Feuille1.B1:Feuille1.B47 Feuille1.D1:Feuille1.D47" svg:x="1.33cm" svg:y="1.273cm" svg:width="14.337cm" svg:height="6.549cm">
          <chart:coordinate-region svg:x="2.137cm" svg:y="1.472cm" svg:width="13.343cm" svg:height="5.703cm"/>
          <chart:axis chart:dimension="x" chart:name="primary-x" chart:style-name="ch4">
            <chart:title svg:x="7.409cm" svg:y="8.001cm" chart:style-name="ch5">
              <text:p>Nombre bits Q</text:p>
            </chart:title>
          </chart:axis>
          <chart:axis chart:dimension="y" chart:name="primary-y" chart:style-name="ch4">
            <chart:title svg:x="0.451cm" svg:y="6.086cm" chart:style-name="ch6">
              <text:p>Temps (en seconde)</text:p>
            </chart:title>
            <chart:grid chart:style-name="ch7" chart:class="major"/>
          </chart:axis>
          <chart:series chart:style-name="ch8" chart:values-cell-range-address="Feuille1.D1:Feuille1.D47" chart:class="chart:scatter">
            <chart:domain table:cell-range-address="Feuille1.B1:Feuille1.B47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47</svg:desc>
                </draw:g>
              </table:table-cell>
              <table:table-cell office:value-type="float" office:value="0.159">
                <text:p>0.159</text:p>
                <draw:g>
                  <svg:desc>Feuille1.D1:Feuille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646">
                <text:p>0.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826438140455775">
                <text:p>0.00826438140455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0540370243444252">
                <text:p>0.00540370243444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0886002257333468">
                <text:p>0.00886002257333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9606">
                <text:p>1.9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129151074327704">
                <text:p>0.0129151074327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684">
                <text:p>2.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0482700735445887">
                <text:p>0.048270073544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329.997">
                <text:p>329.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29.936">
                <text:p>329.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28.616">
                <text:p>328.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28.799">
                <text:p>328.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30.082">
                <text:p>330.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29.486">
                <text:p>329.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639954060851253">
                <text:p>0.639954060851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cm" svg:y="0.316cm" chart:style-name="ch2">
          <text:p>Diagramme nombre de points distingués</text:p>
        </chart:title>
        <chart:plot-area chart:style-name="ch3" table:cell-range-address="Feuille1.B33:Feuille1.B33 Feuille1.B41:Feuille1.B41 Feuille1.B49:Feuille1.B49 Feuille1.B57:Feuille1.B57 Feuille1.B65:Feuille1.B65 Feuille1.L38:Feuille1.L38 Feuille1.L46:Feuille1.L46 Feuille1.L54:Feuille1.L54 Feuille1.L62:Feuille1.L62 Feuille1.L70:Feuille1.L70" chart:data-source-has-labels="row" svg:x="1.331cm" svg:y="1.275cm" svg:width="14.349cm" svg:height="6.564cm">
          <chart:coordinate-region svg:x="3.064cm" svg:y="1.474cm" svg:width="12.616cm" svg:height="6.166cm"/>
          <chart:axis chart:dimension="x" chart:name="primary-x" chart:style-name="ch4">
            <chart:title svg:x="6.966cm" svg:y="8.019cm" chart:style-name="ch5">
              <text:p>Nombre de bits de Q</text:p>
            </chart:title>
          </chart:axis>
          <chart:axis chart:dimension="y" chart:name="primary-y" chart:style-name="ch6">
            <chart:title svg:x="0.451cm" svg:y="7.26cm" chart:style-name="ch7">
              <text:p>Nombre de points distingués stockés</text:p>
            </chart:title>
            <chart:grid chart:style-name="ch8" chart:class="major"/>
          </chart:axis>
          <chart:series chart:style-name="ch9" chart:values-cell-range-address="Feuille1.B33:Feuille1.B33 Feuille1.B41:Feuille1.B41 Feuille1.B49:Feuille1.B49 Feuille1.B57:Feuille1.B57 Feuille1.B65:Feuille1.B65 Feuille1.L38:Feuille1.L38 Feuille1.L46:Feuille1.L46 Feuille1.L54:Feuille1.L54 Feuille1.L62:Feuille1.L62 Feuille1.L70:Feuille1.L7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0">
                <text:p>50</text:p>
                <draw:g>
                  <svg:desc>Feuille1.B33:Feuille1.B33 Feuille1.B41:Feuille1.B41 Feuille1.B49:Feuille1.B49 Feuille1.B57:Feuille1.B57 Feuille1.B65:Feuille1.B65 Feuille1.L38:Feuille1.L38 Feuille1.L46:Feuille1.L46 Feuille1.L54:Feuille1.L54 Feuille1.L62:Feuille1.L62 Feuille1.L70:Feuille1.L70</svg:desc>
                </draw:g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4840.2">
                <text:p>64840.2</text:p>
              </table:table-cell>
            </table:table-row>
            <table:table-row>
              <table:table-cell office:value-type="string"/>
              <table:table-cell office:value-type="float" office:value="1498017.2">
                <text:p>1498017.2</text:p>
              </table:table-cell>
            </table:table-row>
            <table:table-row>
              <table:table-cell office:value-type="string"/>
              <table:table-cell office:value-type="float" office:value="12095406.2">
                <text:p>12095406.2</text:p>
              </table:table-cell>
            </table:table-row>
            <table:table-row>
              <table:table-cell office:value-type="string"/>
              <table:table-cell office:value-type="float" office:value="10812476.2">
                <text:p>10812476.2</text:p>
              </table:table-cell>
            </table:table-row>
            <table:table-row>
              <table:table-cell office:value-type="string"/>
              <table:table-cell office:value-type="float" office:value="78423418.2">
                <text:p>78423418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82cm" xlink:href=".." xlink:type="simple" chart:class="chart:scatter" chart:style-name="ch1">
        <chart:title svg:x="5.448cm" svg:y="0.315cm" chart:style-name="ch2">
          <text:p>Courbe Rho sans Q = 55</text:p>
        </chart:title>
        <chart:plot-area chart:style-name="ch3" table:cell-range-address="Feuille1.B1:Feuille1.D39" svg:x="1.33cm" svg:y="1.273cm" svg:width="14.336cm" svg:height="6.549cm">
          <chart:coordinate-region svg:x="2.057cm" svg:y="1.472cm" svg:width="13.422cm" svg:height="5.703cm"/>
          <chart:axis chart:dimension="x" chart:name="primary-x" chart:style-name="ch4">
            <chart:title svg:x="7.329cm" svg:y="8.001cm" chart:style-name="ch5">
              <text:p>Nombre de Bits</text:p>
            </chart:title>
          </chart:axis>
          <chart:axis chart:dimension="y" chart:name="primary-y" chart:style-name="ch6">
            <chart:title svg:x="0.451cm" svg:y="6.086cm" chart:style-name="ch7">
              <text:p>Temps (en seconde)</text:p>
            </chart:title>
            <chart:grid chart:style-name="ch8" chart:class="major"/>
          </chart:axis>
          <chart:series chart:style-name="ch9" chart:values-cell-range-address="Feuille1.C1:Feuille1.C39" chart:class="chart:scatter">
            <chart:domain table:cell-range-address="Feuille1.B1:Feuille1.B39"/>
            <chart:data-point chart:repeated="39"/>
          </chart:series>
          <chart:series chart:style-name="ch10" chart:values-cell-range-address="Feuille1.D1:Feuille1.D39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39</svg:desc>
                </draw:g>
              </table:table-cell>
              <table:table-cell office:value-type="float" office:value="NaN">
                <text:p>NaN</text:p>
                <draw:g>
                  <svg:desc>Feuille1.C1:Feuille1.C39</svg:desc>
                </draw:g>
              </table:table-cell>
              <table:table-cell office:value-type="float" office:value="0.159">
                <text:p>0.159</text:p>
                <draw:g>
                  <svg:desc>Feuille1.D1:Feuille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6">
                <text:p>0.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6438140455775">
                <text:p>0.00826438140455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0370243444252">
                <text:p>0.00540370243444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86002257333468">
                <text:p>0.00886002257333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06">
                <text:p>1.9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9151074327704">
                <text:p>0.0129151074327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4">
                <text:p>2.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2700735445887">
                <text:p>0.0482700735445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82cm" xlink:href=".." xlink:type="simple" chart:class="chart:scatter" chart:style-name="ch1">
        <chart:title svg:x="4.483cm" svg:y="0.315cm" chart:style-name="ch2">
          <text:p>Courbe Rho Thread en temps Reel</text:p>
        </chart:title>
        <chart:plot-area chart:style-name="ch3" table:cell-range-address="Feuille1.B1:Feuille1.B47 Feuille1.H1:Feuille1.H47" svg:x="1.33cm" svg:y="1.273cm" svg:width="14.337cm" svg:height="6.549cm">
          <chart:coordinate-region svg:x="1.766cm" svg:y="1.472cm" svg:width="13.529cm" svg:height="5.703cm"/>
          <chart:axis chart:dimension="x" chart:name="primary-x" chart:style-name="ch4">
            <chart:title svg:x="6.959cm" svg:y="8.001cm" chart:style-name="ch5">
              <text:p>Nombre de bits de Q</text:p>
            </chart:title>
          </chart:axis>
          <chart:axis chart:dimension="y" chart:name="primary-y" chart:style-name="ch6">
            <chart:title svg:x="0.451cm" svg:y="6.086cm" chart:style-name="ch7">
              <text:p>Temps (en seconde)</text:p>
            </chart:title>
            <chart:grid chart:style-name="ch8" chart:class="major"/>
          </chart:axis>
          <chart:series chart:style-name="ch9" chart:values-cell-range-address="Feuille1.H1:Feuille1.H47" chart:class="chart:scatter">
            <chart:domain table:cell-range-address="Feuille1.B1:Feuille1.B47"/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47</svg:desc>
                </draw:g>
              </table:table-cell>
              <table:table-cell office:value-type="float" office:value="0.009">
                <text:p>0.009</text:p>
                <draw:g>
                  <svg:desc>Feuille1.H1:Feuille1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634034699365894">
                <text:p>0.00634034699365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0772657750883274">
                <text:p>0.00772657750883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372115573444595">
                <text:p>0.0372115573444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154246555877271">
                <text:p>0.154246555877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.909">
                <text:p>2.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6356">
                <text:p>1.6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.21601677620007">
                <text:p>1.21601677620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9.186">
                <text:p>9.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.3452">
                <text:p>18.3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0.1378718279528">
                <text:p>10.1378718279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2cm" xlink:href=".." xlink:type="simple" chart:class="chart:scatter" chart:style-name="ch1">
        <chart:title svg:x="5.885cm" svg:y="0.315cm" chart:style-name="ch2">
          <text:p>Courbe rAddingWalk</text:p>
        </chart:title>
        <chart:plot-area chart:style-name="ch3" table:cell-range-address="Feuille1.B1:Feuille1.B47 Feuille1.F1:Feuille1.F47" svg:x="1.331cm" svg:y="1.273cm" svg:width="14.362cm" svg:height="6.549cm">
          <chart:coordinate-region svg:x="2.138cm" svg:y="1.472cm" svg:width="13.369cm" svg:height="5.703cm"/>
          <chart:axis chart:dimension="x" chart:name="primary-x" chart:style-name="ch4">
            <chart:title svg:x="6.973cm" svg:y="8.001cm" chart:style-name="ch5">
              <text:p>Nombre de bits de Q</text:p>
            </chart:title>
          </chart:axis>
          <chart:axis chart:dimension="y" chart:name="primary-y" chart:style-name="ch6">
            <chart:title svg:x="0.451cm" svg:y="6.086cm" chart:style-name="ch7">
              <text:p>Temps (en seconde)</text:p>
            </chart:title>
            <chart:grid chart:style-name="ch8" chart:class="major"/>
          </chart:axis>
          <chart:series chart:style-name="ch9" chart:values-cell-range-address="Feuille1.F1:Feuille1.F47" chart:class="chart:scatter">
            <chart:domain table:cell-range-address="Feuille1.B1:Feuille1.B47"/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47</svg:desc>
                </draw:g>
              </table:table-cell>
              <table:table-cell office:value-type="float" office:value="0.186">
                <text:p>0.186</text:p>
                <draw:g>
                  <svg:desc>Feuille1.F1:Feuille1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515">
                <text:p>0.1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238746727726267">
                <text:p>0.00238746727726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073006848993776">
                <text:p>0.0073006848993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258321505105557">
                <text:p>0.0258321505105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0828">
                <text:p>3.0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492006097523191">
                <text:p>0.0492006097523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8.838">
                <text:p>8.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8.804">
                <text:p>8.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.834">
                <text:p>8.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8.831">
                <text:p>8.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8.8544">
                <text:p>8.8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0632558297708599">
                <text:p>0.0632558297708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691.34">
                <text:p>691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90.95">
                <text:p>490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38.991">
                <text:p>338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97.196">
                <text:p>97.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0.796">
                <text:p>40.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31.8546">
                <text:p>331.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71.280203160496">
                <text:p>271.280203160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8.982cm" xlink:href=".." xlink:type="simple" chart:class="chart:scatter" chart:style-name="ch1">
        <chart:title svg:x="5.925cm" svg:y="0.315cm" chart:style-name="ch2">
          <text:p>Courbe sans Q = 55</text:p>
        </chart:title>
        <chart:legend chart:legend-position="end" svg:x="13.108cm" svg:y="4.192cm" style:legend-expansion="high" chart:style-name="ch3"/>
        <chart:plot-area chart:style-name="ch4" table:cell-range-address="Feuille1.B1:Feuille1.B39 Feuille1.F1:Feuille1.F39" svg:x="1.331cm" svg:y="1.273cm" svg:width="11.457cm" svg:height="6.549cm">
          <chart:coordinate-region svg:x="1.767cm" svg:y="1.472cm" svg:width="10.649cm" svg:height="5.703cm"/>
          <chart:axis chart:dimension="x" chart:name="primary-x" chart:style-name="ch5">
            <chart:title svg:x="5.52cm" svg:y="8.001cm" chart:style-name="ch6">
              <text:p>Nombre de bits de Q</text:p>
            </chart:title>
          </chart:axis>
          <chart:axis chart:dimension="y" chart:name="primary-y" chart:style-name="ch7">
            <chart:title svg:x="0.451cm" svg:y="6.086cm" chart:style-name="ch8">
              <text:p>Temps (en seconde)</text:p>
            </chart:title>
            <chart:grid chart:style-name="ch9" chart:class="major"/>
          </chart:axis>
          <chart:series chart:style-name="ch10" chart:values-cell-range-address="Feuille1.F1:Feuille1.F39" chart:class="chart:scatter">
            <chart:domain table:cell-range-address="Feuille1.B1:Feuille1.B39"/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39</svg:desc>
                </draw:g>
              </table:table-cell>
              <table:table-cell office:value-type="float" office:value="0.186">
                <text:p>0.186</text:p>
                <draw:g>
                  <svg:desc>Feuille1.F1:Feuille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515">
                <text:p>0.1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238746727726267">
                <text:p>0.00238746727726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073006848993776">
                <text:p>0.0073006848993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258321505105557">
                <text:p>0.0258321505105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0828">
                <text:p>3.0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492006097523191">
                <text:p>0.0492006097523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8.838">
                <text:p>8.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8.804">
                <text:p>8.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.834">
                <text:p>8.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8.831">
                <text:p>8.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8.8544">
                <text:p>8.8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0632558297708599">
                <text:p>0.06325582977085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9cm" xlink:href=".." xlink:type="simple" chart:class="chart:scatter" chart:style-name="ch1">
        <chart:title svg:x="4.563cm" svg:y="0.316cm" chart:style-name="ch2">
          <text:p>Courbe Rho Thread en temps reel</text:p>
        </chart:title>
        <chart:plot-area chart:style-name="ch3" table:cell-range-address="Feuille1.B49:Feuille1.B71 Feuille1.H49:Feuille1.H71" svg:x="1.33cm" svg:y="1.275cm" svg:width="14.337cm" svg:height="6.573cm">
          <chart:coordinate-region svg:x="1.766cm" svg:y="1.474cm" svg:width="13.714cm" svg:height="5.727cm"/>
          <chart:axis chart:dimension="x" chart:name="primary-x" chart:style-name="ch4">
            <chart:title svg:x="6.959cm" svg:y="8.028cm" chart:style-name="ch5">
              <text:p>Nombre de bits de Q</text:p>
            </chart:title>
          </chart:axis>
          <chart:axis chart:dimension="y" chart:name="primary-y" chart:style-name="ch6">
            <chart:title svg:x="0.451cm" svg:y="5.968cm" chart:style-name="ch7">
              <text:p>Temps (en minute)</text:p>
            </chart:title>
            <chart:grid chart:style-name="ch8" chart:class="major"/>
          </chart:axis>
          <chart:series chart:style-name="ch9" chart:values-cell-range-address="Feuille1.H49:Feuille1.H71" chart:class="chart:scatter">
            <chart:domain table:cell-range-address="Feuille1.B49:Feuille1.B71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Feuille1.B49:Feuille1.B71</svg:desc>
                </draw:g>
              </table:table-cell>
              <table:table-cell office:value-type="float" office:value="2">
                <text:p>2</text:p>
                <draw:g>
                  <svg:desc>Feuille1.H49:Feuille1.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.38746727726266">
                <text:p>2.38746727726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92353840616713">
                <text:p>1.92353840616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.41872261435249">
                <text:p>6.418722614352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82cm" xlink:href=".." xlink:type="simple" chart:class="chart:scatter" chart:style-name="ch1">
        <chart:title svg:x="3.967cm" svg:y="0.315cm" chart:style-name="ch2">
          <text:p>Courbe Rho Thread en temps utilisateur</text:p>
        </chart:title>
        <chart:legend chart:legend-position="end" svg:x="13.107cm" svg:y="4.192cm" style:legend-expansion="high" chart:style-name="ch3"/>
        <chart:plot-area chart:style-name="ch4" table:cell-range-address="Feuille1.B1:Feuille1.B47 Feuille1.J1:Feuille1.J47" svg:x="1.33cm" svg:y="1.273cm" svg:width="11.458cm" svg:height="6.549cm">
          <chart:coordinate-region svg:x="1.951cm" svg:y="1.472cm" svg:width="10.464cm" svg:height="5.703cm"/>
          <chart:axis chart:dimension="x" chart:name="primary-x" chart:style-name="ch5">
            <chart:title svg:x="5.52cm" svg:y="8.001cm" chart:style-name="ch6">
              <text:p>Nombre de bits de Q</text:p>
            </chart:title>
          </chart:axis>
          <chart:axis chart:dimension="y" chart:name="primary-y" chart:style-name="ch7">
            <chart:title svg:x="0.451cm" svg:y="6.086cm" chart:style-name="ch8">
              <text:p>Temps (en seconde)</text:p>
            </chart:title>
            <chart:grid chart:style-name="ch9" chart:class="major"/>
          </chart:axis>
          <chart:series chart:style-name="ch10" chart:values-cell-range-address="Feuille1.J1:Feuille1.J47" chart:class="chart:scatter">
            <chart:domain table:cell-range-address="Feuille1.B1:Feuille1.B47"/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B1:Feuille1.B47</svg:desc>
                </draw:g>
              </table:table-cell>
              <table:table-cell office:value-type="float" office:value="0.032">
                <text:p>0.032</text:p>
                <draw:g>
                  <svg:desc>Feuille1.J1:Feuille1.J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352746367805538">
                <text:p>0.0352746367805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477158254670293">
                <text:p>0.0477158254670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746">
                <text:p>0.5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76893120174554">
                <text:p>0.276893120174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716">
                <text:p>3.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.346">
                <text:p>4.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.9994">
                <text:p>2.9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09950297862261">
                <text:p>1.09950297862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1.1636">
                <text:p>11.1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8.24948597186516">
                <text:p>8.24948597186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164.754">
                <text:p>164.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79.041">
                <text:p>479.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54.886">
                <text:p>154.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1.375">
                <text:p>441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03.835">
                <text:p>303.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08.7782">
                <text:p>308.7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50.848887190791">
                <text:p>150.8488871907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74cm" svg:y="0.316cm" chart:style-name="ch2">
          <text:p>Courbe Rho Thread en temps utilisateur</text:p>
        </chart:title>
        <chart:legend chart:legend-position="end" svg:x="13.121cm" svg:y="4.201cm" style:legend-expansion="high" chart:style-name="ch3"/>
        <chart:plot-area chart:style-name="ch4" table:cell-range-address="Feuille1.B49:Feuille1.B71 Feuille1.J49:Feuille1.J71" svg:x="1.331cm" svg:y="1.275cm" svg:width="11.47cm" svg:height="6.564cm">
          <chart:coordinate-region svg:x="1.953cm" svg:y="1.474cm" svg:width="10.476cm" svg:height="5.718cm"/>
          <chart:axis chart:dimension="x" chart:name="primary-x" chart:style-name="ch5">
            <chart:title svg:x="5.911cm" svg:y="8.019cm" chart:style-name="ch6">
              <text:p>Nombre de bits</text:p>
            </chart:title>
          </chart:axis>
          <chart:axis chart:dimension="y" chart:name="primary-y" chart:style-name="ch7">
            <chart:title svg:x="0.451cm" svg:y="5.964cm" chart:style-name="ch8">
              <text:p>Temps (en minute)</text:p>
            </chart:title>
            <chart:grid chart:style-name="ch9" chart:class="major"/>
          </chart:axis>
          <chart:series chart:style-name="ch10" chart:values-cell-range-address="Feuille1.J49:Feuille1.J71" chart:class="chart:scatter">
            <chart:domain table:cell-range-address="Feuille1.B49:Feuille1.B71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Feuille1.B49:Feuille1.B71</svg:desc>
                </draw:g>
              </table:table-cell>
              <table:table-cell office:value-type="float" office:value="30">
                <text:p>30</text:p>
                <draw:g>
                  <svg:desc>Feuille1.J49:Feuille1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0.5129608890785">
                <text:p>40.5129608890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7.7200212089018">
                <text:p>37.7200212089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05.916004456362">
                <text:p>105.9160044563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8.985cm" xlink:href=".." xlink:type="simple" chart:class="chart:bar" chart:style-name="ch1">
        <chart:title svg:x="4.246cm" svg:y="0.315cm" chart:style-name="ch2">
          <text:p>Diagramme nombre points distingués</text:p>
        </chart:title>
        <chart:plot-area chart:style-name="ch3" table:cell-range-address="Feuille1.B1:Feuille1.B1 Feuille1.B9:Feuille1.B9 Feuille1.B17:Feuille1.B17 Feuille1.B25:Feuille1.B25 Feuille1.L6:Feuille1.L6 Feuille1.L14:Feuille1.L14 Feuille1.L22:Feuille1.L22 Feuille1.L30:Feuille1.L30" chart:data-source-has-labels="row" svg:x="1.331cm" svg:y="1.273cm" svg:width="14.363cm" svg:height="6.552cm">
          <chart:coordinate-region svg:x="2.508cm" svg:y="1.472cm" svg:width="13.186cm" svg:height="6.154cm"/>
          <chart:axis chart:dimension="x" chart:name="primary-x" chart:style-name="ch4">
            <chart:title svg:x="6.973cm" svg:y="8.004cm" chart:style-name="ch5">
              <text:p>Nombre de bits de Q</text:p>
            </chart:title>
          </chart:axis>
          <chart:axis chart:dimension="y" chart:name="primary-y" chart:style-name="ch6">
            <chart:title svg:x="0.451cm" svg:y="7.252cm" chart:style-name="ch7">
              <text:p>Nombre de points distingués stockés</text:p>
            </chart:title>
            <chart:grid chart:style-name="ch8" chart:class="major"/>
          </chart:axis>
          <chart:series chart:style-name="ch9" chart:values-cell-range-address="Feuille1.B1:Feuille1.B1 Feuille1.B9:Feuille1.B9 Feuille1.B17:Feuille1.B17 Feuille1.B25:Feuille1.B25 Feuille1.L6:Feuille1.L6 Feuille1.L14:Feuille1.L14 Feuille1.L22:Feuille1.L22 Feuille1.L30:Feuille1.L3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">
                <text:p>30</text:p>
                <draw:g>
                  <svg:desc>Feuille1.B1:Feuille1.B1 Feuille1.B9:Feuille1.B9 Feuille1.B17:Feuille1.B17 Feuille1.B25:Feuille1.B25 Feuille1.L6:Feuille1.L6 Feuille1.L14:Feuille1.L14 Feuille1.L22:Feuille1.L22 Feuille1.L30:Feuille1.L30</svg:desc>
                </draw:g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</table:table-row>
            <table:table-row>
              <table:table-cell office:value-type="string"/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2816.4">
                <text:p>2816.4</text:p>
              </table:table-cell>
            </table:table-row>
            <table:table-row>
              <table:table-cell office:value-type="string"/>
              <table:table-cell office:value-type="float" office:value="18623">
                <text:p>186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